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3" style:family="paragraph" style:parent-style-name="Standard">
      <style:paragraph-properties fo:text-align="center" style:justify-single-word="false"/>
      <style:text-properties style:font-name="Arial" fo:font-size="13pt" fo:font-weight="normal" style:font-size-asian="13pt" style:font-weight-asian="normal" style:font-size-complex="13pt" style:font-weight-complex="normal"/>
    </style:style>
    <style:style style:name="P4" style:family="paragraph" style:parent-style-name="Standard">
      <style:paragraph-properties fo:text-align="center" style:justify-single-word="false"/>
      <style:text-properties style:font-name="Arial" fo:font-size="13pt" style:font-size-asian="13pt" style:font-size-complex="13pt"/>
    </style:style>
    <style:style style:name="P5" style:family="paragraph" style:parent-style-name="Text_20_body" style:list-style-name="L2"/>
    <style:style style:name="P6" style:family="paragraph" style:parent-style-name="Text_20_body">
      <style:paragraph-properties fo:text-align="center" style:justify-single-word="false"/>
      <style:text-properties style:font-name="Arial" fo:font-size="13pt" style:font-size-asian="13pt" style:font-size-complex="13pt"/>
    </style:style>
    <style:style style:name="T1" style:family="text">
      <style:text-properties fo:language="en" fo:country="US"/>
    </style:style>
    <style:style style:name="T2" style:family="text">
      <style:text-properties fo:font-size="20pt" fo:language="en" fo:country="US" style:font-size-asian="17.5pt" style:font-size-complex="20pt"/>
    </style:style>
    <style:style style:name="T3" style:family="text">
      <style:text-properties fo:font-size="12pt" fo:language="en" fo:country="US" style:font-size-asian="10.5pt" style:font-size-complex="12pt"/>
    </style:style>
    <style:style style:name="T4" style:family="text">
      <style:text-properties fo:color="#c0c0c0" fo:font-size="12pt" fo:language="en" fo:country="US" style:font-size-asian="10.5pt" style:font-size-complex="12pt"/>
    </style:style>
    <style:style style:name="T5" style:family="text">
      <style:text-properties fo:color="#666666" fo:font-size="12pt" fo:language="en" fo:country="US" style:font-size-asian="10.5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mmon Thomas Network Analysis Interface</text:p>
      <text:p text:style-name="P1"><text:span text:style-name="T1"/></text:p>
      <text:p text:style-name="P2"><text:span text:style-name="T1">Specification v1.0</text:span></text:p>
      <text:p text:style-name="P1"><text:span text:style-name="T2"/></text:p>
      <text:p text:style-name="P1"><text:span text:style-name="T2"/></text:p>
      <text:p text:style-name="P1"><text:span text:style-name="T2"/></text:p>
      <text:p text:style-name="P4"><text:span text:style-name="T1">Adam Streck</text:span></text:p>
      <text:p text:style-name="P4"><text:span text:style-name="T1"/></text:p>
      <text:p text:style-name="P4"><text:span text:style-name="T1">14.10.2012</text:span></text:p>
      <text:p text:style-name="P6"><text:span text:style-name="T1"/></text:p>
      <text:h text:style-name="Heading_20_1" text:outline-level="1"><text:span text:style-name="T1">Table of Contents</text:span></text:h>
      <text:p text:style-name="Text_20_body"/>
      <text:h text:style-name="Heading_20_1" text:outline-level="1"><text:bookmark-start text:name="__RefHeading__114_586987016"/><text:span text:style-name="T1">Introduction</text:span><text:bookmark-end text:name="__RefHeading__114_586987016"/></text:h>
      <text:h text:style-name="Heading_20_2" text:outline-level="2"><text:span text:style-name="T3">Purpose of this document</text:span></text:h>
      <text:p text:style-name="Text_20_body"><text:span text:style-name="T3">This document should serve as a specification and reference for further design of the Common Thomas Network Analysis Interface (worktitle). This document is does not describe design of the application itself and does not specify methods and technologies that should be used to achieve required goals.</text:span></text:p>
      <text:h text:style-name="Heading_20_2" text:outline-level="2"><text:span text:style-name="T3">Scope of the project</text:span></text:h>
      <text:p text:style-name="Text_20_body"><text:span text:style-name="T3">Main purpose of the interface is to provide uniform and easy-to-use access to applications already existing or in development. The interface should be usable either on publicly accessible server or in offline mode on a single computer and therefore there should be no assumptions about</text:span></text:p>
      <text:list xml:id="list39650878" text:style-name="L2">
        <text:list-item>
          <text:p text:style-name="P5"><text:span text:style-name="T3">hardware platform,</text:span></text:p>
        </text:list-item>
        <text:list-item>
          <text:p text:style-name="P5"><text:span text:style-name="T3">operating system,</text:span></text:p>
        </text:list-item>
        <text:list-item>
          <text:p text:style-name="P5"><text:span text:style-name="T3">file system and access rights of of the scope of the application folder</text:span></text:p>
        </text:list-item>
      </text:list>
      <text:p text:style-name="Text_20_body"><text:span text:style-name="T3">of the target platform. The application should provide best-effort functionality on any platform.</text:span></text:p>
      <text:p text:style-name="Text_20_body"><text:span text:style-name="T3"><text:tab/>The application should be strictly sever-based. No code should be executed on the client side and no data should be stored either.</text:span></text:p>
      <text:p text:style-name="Text_20_body"><text:span text:style-name="T3"><text:tab/>For data manipulation the application should use only external programs. The interface itself should merely provide the data and pass user requests and relevant to the underlying applications.</text:span></text:p>
      <text:h text:style-name="Heading_20_2" text:outline-level="2"><text:span text:style-name="T3">Definitions</text:span></text:h>
      <text:p text:style-name="Text_20_body"><text:span text:style-name="T3">Classifier: An adapter for the TomClass application. The adapter uses external tool e.g. NuSMV for analysis of the network. </text:span></text:p>
      <text:p text:style-name="Text_20_body"><text:span text:style-name="T3">Interface: The application specified in this document.</text:span></text:p>
      <text:p text:style-name="Text_20_body"><text:soft-page-break/><text:span text:style-name="T3">Parsybone: A compiled tool for LTL model checking on Thomas networks</text:span></text:p>
      <text:p text:style-name="Text_20_body"><text:span text:style-name="T3">TomClass: An application for ranking of parametrizations in Thomas network.</text:span></text:p>
      <text:p text:style-name="Text_20_body"><text:span text:style-name="T3"/></text:p>
      <text:h text:style-name="Heading_20_2" text:outline-level="2"><text:span text:style-name="T3">Overview of the document</text:span></text:h>
      <text:p text:style-name="Text_20_body"><text:span text:style-name="T3"><text:tab/>Note that parts given in </text:span><text:span text:style-name="T5">gray font</text:span><text:span text:style-name="T4"> </text:span><text:span text:style-name="T3">are not to be included in the current version of the tool, however their additional implementation should be anticipated and therefore the current implementation should ease their possible addition.</text:span></text:p>
      <text:h text:style-name="Heading_20_1" text:outline-level="1"><text:span text:style-name="T3">General system description</text:span></text:h>
      <text:p text:style-name="Text_20_body"><text:span text:style-name="T3">The Interface should be presented in a set of web pages.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9T19:31:26.22</meta:creation-date>
    <meta:generator>LibreOffice/3.5$Windows_x86 LibreOffice_project/7122e39-92ed229-498d286-15e43b4-d70da21</meta:generator>
    <dc:date>2012-10-09T20:55:29.90</dc:date>
    <meta:editing-duration>PT1H19M8S</meta:editing-duration>
    <meta:editing-cycles>20</meta:editing-cycles>
    <meta:document-statistic meta:table-count="0" meta:image-count="0" meta:object-count="0" meta:page-count="2" meta:paragraph-count="25" meta:word-count="305" meta:character-count="1956" meta:non-whitespace-character-count="1680"/>
  </office:meta>
</office:document-meta>
</file>